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313in" fo:margin-left="0.0667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2.5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0in" fo:margin-right="0in" fo:margin-top="0.0201in" fo:margin-bottom="0.0402in" loext:contextual-spacing="false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fo:margin-top="0.0201in" fo:margin-bottom="0.0402in" loext:contextual-spacing="false" style:line-height-at-least="0.139in" fo:text-align="start" style:justify-single-word="false" fo:text-indent="0in" style:auto-text-indent="false"/>
    </style:style>
    <style:style style:name="P3" style:family="paragraph" style:parent-style-name="Default">
      <style:paragraph-properties fo:margin-left="0in" fo:margin-right="0in" fo:margin-top="0.1654in" fo:margin-bottom="0.0827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4" style:family="paragraph" style:parent-style-name="Default">
      <style:paragraph-properties fo:margin-left="0in" fo:margin-right="0in" fo:margin-top="0.0866in" fo:margin-bottom="0.0043in" loext:contextual-spacing="false" style:line-height-at-least="0.139in" fo:text-align="start" style:justify-single-word="false" fo:text-indent="0in" style:auto-text-indent="false"/>
      <style:text-properties fo:color="#00549f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P5" style:family="paragraph" style:parent-style-name="Standard">
      <style:text-properties officeooo:rsid="00289a5c" officeooo:paragraph-rsid="00289a5c"/>
    </style:style>
    <style:style style:name="P6" style:family="paragraph" style:parent-style-name="Standard">
      <style:text-properties officeooo:rsid="002ea307" officeooo:paragraph-rsid="002ea307"/>
    </style:style>
    <style:style style:name="P7" style:family="paragraph" style:parent-style-name="Standard">
      <style:text-properties officeooo:rsid="002f0e68" officeooo:paragraph-rsid="002f0e68"/>
    </style:style>
    <style:style style:name="P8" style:family="paragraph" style:parent-style-name="Table_20_Contents">
      <style:text-properties officeooo:rsid="001b6a3b"/>
    </style:style>
    <style:style style:name="P9" style:family="paragraph" style:parent-style-name="Table_20_Contents">
      <style:text-properties officeooo:rsid="001b6a3b" officeooo:paragraph-rsid="001b6a3b"/>
    </style:style>
    <style:style style:name="P10" style:family="paragraph" style:parent-style-name="Table_20_Contents">
      <style:text-properties officeooo:rsid="001b6a3b" officeooo:paragraph-rsid="001cb38e"/>
    </style:style>
    <style:style style:name="P11" style:family="paragraph" style:parent-style-name="Table_20_Contents">
      <style:text-properties officeooo:rsid="001b6a3b" officeooo:paragraph-rsid="002979d0"/>
    </style:style>
    <style:style style:name="P12" style:family="paragraph" style:parent-style-name="Table_20_Contents">
      <style:text-properties officeooo:rsid="001b6a3b" officeooo:paragraph-rsid="00305cb0"/>
    </style:style>
    <style:style style:name="P13" style:family="paragraph" style:parent-style-name="Table_20_Contents">
      <style:text-properties officeooo:paragraph-rsid="001b6a3b"/>
    </style:style>
    <style:style style:name="P14" style:family="paragraph" style:parent-style-name="Table_20_Contents">
      <style:text-properties officeooo:rsid="001cb38e" officeooo:paragraph-rsid="001cb38e"/>
    </style:style>
    <style:style style:name="P15" style:family="paragraph" style:parent-style-name="Table_20_Contents">
      <style:text-properties officeooo:paragraph-rsid="001cb38e"/>
    </style:style>
    <style:style style:name="P16" style:family="paragraph" style:parent-style-name="Table_20_Contents">
      <style:text-properties officeooo:rsid="001cf0e6"/>
    </style:style>
    <style:style style:name="P17" style:family="paragraph" style:parent-style-name="Table_20_Contents">
      <style:text-properties officeooo:rsid="001cf0e6" officeooo:paragraph-rsid="001cf0e6"/>
    </style:style>
    <style:style style:name="P18" style:family="paragraph" style:parent-style-name="Table_20_Contents">
      <style:text-properties officeooo:rsid="001f4c07" officeooo:paragraph-rsid="001f4c07"/>
    </style:style>
    <style:style style:name="P19" style:family="paragraph" style:parent-style-name="Table_20_Contents">
      <style:text-properties officeooo:rsid="00204a26" officeooo:paragraph-rsid="00204a26"/>
    </style:style>
    <style:style style:name="P20" style:family="paragraph" style:parent-style-name="Table_20_Contents">
      <style:text-properties officeooo:rsid="00204f92" officeooo:paragraph-rsid="00204f92"/>
    </style:style>
    <style:style style:name="P21" style:family="paragraph" style:parent-style-name="Table_20_Contents">
      <style:text-properties officeooo:rsid="00236e0a" officeooo:paragraph-rsid="00236e0a"/>
    </style:style>
    <style:style style:name="P22" style:family="paragraph" style:parent-style-name="Table_20_Contents">
      <style:text-properties officeooo:rsid="00292ca4" officeooo:paragraph-rsid="00292ca4"/>
    </style:style>
    <style:style style:name="P23" style:family="paragraph" style:parent-style-name="Table_20_Contents">
      <style:text-properties officeooo:rsid="002979d0" officeooo:paragraph-rsid="002979d0"/>
    </style:style>
    <style:style style:name="P24" style:family="paragraph" style:parent-style-name="Table_20_Contents">
      <style:text-properties officeooo:rsid="002979d0" officeooo:paragraph-rsid="001b6a3b"/>
    </style:style>
    <style:style style:name="P25" style:family="paragraph" style:parent-style-name="Table_20_Contents">
      <style:text-properties officeooo:rsid="002979d0" officeooo:paragraph-rsid="002a5616"/>
    </style:style>
    <style:style style:name="P26" style:family="paragraph" style:parent-style-name="Table_20_Contents">
      <style:text-properties officeooo:rsid="002979d0" officeooo:paragraph-rsid="00305cb0"/>
    </style:style>
    <style:style style:name="P27" style:family="paragraph" style:parent-style-name="Table_20_Contents">
      <style:text-properties officeooo:rsid="002979d0" officeooo:paragraph-rsid="002a5616" fo:background-color="#fff200"/>
    </style:style>
    <style:style style:name="P28" style:family="paragraph" style:parent-style-name="Table_20_Contents">
      <style:text-properties officeooo:rsid="002ea307" officeooo:paragraph-rsid="002ea307"/>
    </style:style>
    <style:style style:name="P29" style:family="paragraph" style:parent-style-name="Table_20_Contents">
      <style:text-properties officeooo:rsid="00305cb0" officeooo:paragraph-rsid="00305cb0"/>
    </style:style>
    <style:style style:name="P30" style:family="paragraph" style:parent-style-name="Table_20_Contents">
      <style:text-properties officeooo:rsid="00305cb0" officeooo:paragraph-rsid="00338517"/>
    </style:style>
    <style:style style:name="P31" style:family="paragraph" style:parent-style-name="Table_20_Contents">
      <style:text-properties officeooo:rsid="0031b9ca" officeooo:paragraph-rsid="0031b9ca"/>
    </style:style>
    <style:style style:name="P32" style:family="paragraph" style:parent-style-name="Table_20_Contents">
      <style:text-properties officeooo:rsid="00338517" officeooo:paragraph-rsid="00338517"/>
    </style:style>
    <style:style style:name="P33" style:family="paragraph" style:parent-style-name="Table_20_Contents">
      <style:text-properties officeooo:rsid="0036f2eb" officeooo:paragraph-rsid="0036f2eb"/>
    </style:style>
    <style:style style:name="P34" style:family="paragraph" style:parent-style-name="Table_20_Contents">
      <style:text-properties officeooo:rsid="0039f24c" officeooo:paragraph-rsid="0039f24c"/>
    </style:style>
    <style:style style:name="P35" style:family="paragraph" style:parent-style-name="Table_20_Contents">
      <style:text-properties officeooo:rsid="003a3b22" officeooo:paragraph-rsid="003a3b22"/>
    </style:style>
    <style:style style:name="P36" style:family="paragraph" style:parent-style-name="Defaul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289a5c" officeooo:paragraph-rsid="00289a5c" style:letter-kerning="true" style:font-size-asian="14pt" style:font-style-asian="normal" style:font-weight-asian="bold" style:text-emphasize="none"/>
    </style:style>
    <style:style style:name="P37" style:family="paragraph" style:parent-style-name="Table_20_Contents">
      <style:text-properties officeooo:paragraph-rsid="001b6a3b" fo:background-color="#fff200"/>
    </style:style>
    <style:style style:name="P38" style:family="paragraph" style:parent-style-name="Table_20_Contents">
      <style:text-properties officeooo:paragraph-rsid="001cb38e" fo:background-color="#fff200"/>
    </style:style>
    <style:style style:name="P39" style:family="paragraph" style:parent-style-name="Table_20_Contents">
      <style:text-properties officeooo:paragraph-rsid="001cb38e" fo:background-color="#fcc79b"/>
    </style:style>
    <style:style style:name="T1" style:family="text">
      <style:text-properties officeooo:rsid="001b6a3b"/>
    </style:style>
    <style:style style:name="T2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89a5c" style:letter-kerning="true" style:font-size-asian="14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size-asian="14pt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ohit Devanagar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8" style:family="text">
      <style:text-properties officeooo:rsid="001cb38e"/>
    </style:style>
    <style:style style:name="T9" style:family="text">
      <style:text-properties officeooo:rsid="001cf0e6"/>
    </style:style>
    <style:style style:name="T10" style:family="text">
      <style:text-properties officeooo:rsid="001d5b7a"/>
    </style:style>
    <style:style style:name="T11" style:family="text">
      <style:text-properties officeooo:rsid="001f4c07"/>
    </style:style>
    <style:style style:name="T12" style:family="text">
      <style:text-properties officeooo:rsid="00204a26"/>
    </style:style>
    <style:style style:name="T13" style:family="text">
      <style:text-properties officeooo:rsid="00236e0a"/>
    </style:style>
    <style:style style:name="T14" style:family="text">
      <style:text-properties officeooo:rsid="00292ca4"/>
    </style:style>
    <style:style style:name="T15" style:family="text">
      <style:text-properties officeooo:rsid="002979d0"/>
    </style:style>
    <style:style style:name="T16" style:family="text">
      <style:text-properties officeooo:rsid="002bc079"/>
    </style:style>
    <style:style style:name="T17" style:family="text">
      <style:text-properties officeooo:rsid="00305cb0"/>
    </style:style>
    <style:style style:name="T18" style:family="text">
      <style:text-properties fo:background-color="#fff200" loext:char-shading-value="0"/>
    </style:style>
    <style:style style:name="T19" style:family="text">
      <style:text-properties officeooo:rsid="0031b9ca"/>
    </style:style>
    <style:style style:name="T20" style:family="text">
      <style:text-properties officeooo:rsid="00338517"/>
    </style:style>
    <style:style style:name="T21" style:family="text">
      <style:text-properties officeooo:rsid="003551a7"/>
    </style:style>
    <style:style style:name="T22" style:family="text">
      <style:text-properties officeooo:rsid="00386d7d"/>
    </style:style>
    <style:style style:name="T23" style:family="text">
      <style:text-properties officeooo:rsid="003a3b22"/>
    </style:style>
    <style:style style:name="T24" style:family="text">
      <style:text-properties officeooo:rsid="003d19e0"/>
    </style:style>
    <style:style style:name="T25" style:family="text">
      <style:text-properties officeooo:rsid="00338517" fo:background-color="#5e8ac7" loext:char-shading-value="0"/>
    </style:style>
    <style:style style:name="T26" style:family="text">
      <style:text-properties officeooo:rsid="00338517" fo:background-color="#5e8ac7" loext:char-shading-value="0"/>
    </style:style>
    <style:style style:name="T27" style:family="text">
      <style:text-properties officeooo:rsid="003e5a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Case</text:p>
          </table:table-cell>
          <table:table-cell table:style-name="Table1.A1" office:value-type="string">
            <text:p text:style-name="Table_20_Contents">Inductive Miner</text:p>
          </table:table-cell>
          <table:table-cell table:style-name="Table1.D1" office:value-type="string">
            <text:p text:style-name="Table_20_Contents">Repair Model</text:p>
          </table:table-cell>
        </table:table-row>
        <table:table-row>
          <table:table-cell table:style-name="Table1.A2" office:value-type="string">
            <text:p text:style-name="Table_20_Contents">5.1</text:p>
          </table:table-cell>
          <table:table-cell table:style-name="Table1.A2" office:value-type="string">
            <text:p text:style-name="Table_20_Contents">Add event in xor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<text:span text:style-name="T1">0</text:span> <text:s text:c="2"/>TN: ?</text:p>
            <text:p text:style-name="Table_20_Contents"/>
            <text:p text:style-name="P9">without negative info, it has good model fitting 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3"><text:span text:style-name="T1">New </text:span>Model: </text:p>
            <text:p text:style-name="P13">TP: <text:span text:style-name="T1">150</text:span> <text:s text:c="2"/>FN: <text:span text:style-name="T8">0</text:span></text:p>
            <text:p text:style-name="P13">FP: - - <text:s/>TN: ?</text:p>
            <text:p text:style-name="P13"/>
            <text:p text:style-name="P9">Good recall, but less precision, because of the silent transition </text:p>
            <text:p text:style-name="P9"/>
            <text:p text:style-name="P9">Similarity: <text:span text:style-name="T8">less </text:span>similar to old model</text:p>
          </table:table-cell>
        </table:table-row>
        <table:table-row>
          <table:table-cell table:style-name="Table1.A2" office:value-type="string">
            <text:p text:style-name="Table_20_Contents">5.2</text:p>
          </table:table-cell>
          <table:table-cell table:style-name="Table1.A2" office:value-type="string">
            <text:p text:style-name="P14">Add events to one branch <text:span text:style-name="T27">of xor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">10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</text:span></text:p>
          </table:table-cell>
        </table:table-row>
        <table:table-row>
          <table:table-cell table:style-name="Table1.A2" office:value-type="string">
            <text:p text:style-name="Table_20_Contents">5.3</text:p>
          </table:table-cell>
          <table:table-cell table:style-name="Table1.A2" office:value-type="string">
            <text:p text:style-name="P14">Delete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5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8">50</text:span> <text:s text:c="2"/>FN: <text:span text:style-name="T8">0</text:span></text:p>
            <text:p text:style-name="P39">FP: <text:span text:style-name="T1">0</text:span> <text:s text:c="2"/>TN: <text:span text:style-name="T8">5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same like IM</text:span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4</text:p>
          </table:table-cell>
          <table:table-cell table:style-name="Table1.A2" office:value-type="string">
            <text:p text:style-name="P14">Add while deleting events from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8">50</text:span> <text:s text:c="2"/>FN: ?</text:p>
            <text:p text:style-name="P15">FP: <text:span text:style-name="T8">5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less similar</text:span></text:p>
          </table:table-cell>
        </table:table-row>
        <table:table-row>
          <table:table-cell table:style-name="Table1.A2" office:value-type="string">
            <text:p text:style-name="Table_20_Contents"><text:span text:style-name="T9">5.</text:span>5</text:p>
          </table:table-cell>
          <table:table-cell table:style-name="Table1.A2" office:value-type="string">
            <text:p text:style-name="P14">Change xor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4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0">it has <text:span text:style-name="T8">good recall, but less precision</text:span></text:p>
            <text:p text:style-name="P10"/>
            <text:p text:style-name="P10">Similarity: <text:span text:style-name="T8">keep exclusive relation</text:span></text:p>
          </table:table-cell>
        </table:table-row>
        <table:table-row>
          <table:table-cell table:style-name="Table1.A2" office:value-type="string">
            <text:p text:style-name="P16">5.6</text:p>
          </table:table-cell>
          <table:table-cell table:style-name="Table1.A2" office:value-type="string">
            <text:p text:style-name="P14">Change xor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8">100</text:span> <text:s text:c="2"/>FN: <text:span text:style-name="T8">0</text:span></text:p>
            <text:p text:style-name="P13">FP: <text:span text:style-name="T1">0</text:span> <text:s text:c="2"/>TN: <text:span text:style-name="T8">10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similar to old model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8">100</text:span> <text:s text:c="2"/>FN: <text:span text:style-name="T8">0</text:span></text:p>
            <text:p text:style-name="P15">FP: <text:span text:style-name="T8">100</text:span> <text:s text:c="2"/>TN: <text:span text:style-name="T8">0</text:span></text:p>
            <text:p text:style-name="P15"/>
            <text:p text:style-name="P14">good recall, but less precision</text:p>
            <text:p text:style-name="P10"/>
            <text:p text:style-name="P10">Similarity: <text:span text:style-name="T8">keep exclusive relation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7">1.1</text:p>
          </table:table-cell>
          <table:table-cell table:style-name="Table1.A2" office:value-type="string">
            <text:p text:style-name="P17">Delete events from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50</text:span> <text:s text:c="2"/>FN: <text:span text:style-name="T8">0</text:span></text:p>
            <text:p text:style-name="P13">FP: <text:span text:style-name="T1">0</text:span> <text:s text:c="2"/>TN: <text:span text:style-name="T9">50</text:span></text:p>
            <text:p text:style-name="Table_20_Contents"/>
            <text:p text:style-name="P9">good <text:span text:style-name="T8">recall </text:span>and precision.</text:p>
            <text:p text:style-name="P9"/>
            <text:p text:style-name="P9">Similarity: 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9">50</text:span> <text:s text:c="2"/>FN: <text:span text:style-name="T8">0</text:span></text:p>
            <text:p text:style-name="P39">FP: <text:span text:style-name="T9">0</text:span> <text:s text:c="2"/>TN: <text:span text:style-name="T9">50</text:span></text:p>
            <text:p text:style-name="P15"/>
            <text:p text:style-name="P14">good recall, good precision</text:p>
            <text:p text:style-name="P10"/>
            <text:p text:style-name="P10">Similarity: </text:p>
          </table:table-cell>
        </table:table-row>
        <text:soft-page-break/>
        <table:table-row>
          <table:table-cell table:style-name="Table1.A2" office:value-type="string">
            <text:p text:style-name="P17">1.2.<text:span text:style-name="T27">1</text:span></text:p>
          </table:table-cell>
          <table:table-cell table:style-name="Table1.A2" office:value-type="string">
            <text:p text:style-name="P17">Add events to sequence, sing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150</text:span> <text:s text:c="2"/>FN: <text:span text:style-name="T8">0</text:span></text:p>
            <text:p text:style-name="P37">FP: <text:span text:style-name="T9">50</text:span> <text:s/>TN: <text:span text:style-name="T9">0</text:span></text:p>
            <text:p text:style-name="Table_20_Contents"/>
            <text:p text:style-name="P9">good <text:span text:style-name="T8">recall </text:span>and <text:s/><text:span text:style-name="T9">less </text:span>precision.</text:p>
            <text:p text:style-name="P9"/>
            <text:p text:style-name="P9">Similarity: 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9">150</text:span> <text:s text:c="2"/>FN: <text:span text:style-name="T8">0</text:span></text:p>
            <text:p text:style-name="P38">FP: <text:span text:style-name="T9">50</text:span> <text:s text:c="2"/>TN: <text:span text:style-name="T9">0</text:span></text:p>
            <text:p text:style-name="P15"/>
            <text:p text:style-name="P14">good recall, less precision</text:p>
            <text:p text:style-name="P10"/>
            <text:p text:style-name="P10">Similarity: <text:span text:style-name="T9">same like IM</text:span></text:p>
          </table:table-cell>
        </table:table-row>
        <table:table-row>
          <table:table-cell table:style-name="Table1.A2" office:value-type="string">
            <text:p text:style-name="P17">1.2.2</text:p>
          </table:table-cell>
          <table:table-cell table:style-name="Table1.A2" office:value-type="string">
            <text:p text:style-name="P17">Add events to sequence, multiple event at one posi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9">200</text:span> <text:s text:c="2"/>FN: <text:span text:style-name="T8">0</text:span></text:p>
            <text:p text:style-name="P37">FP: <text:span text:style-name="T9">50</text:span> <text:s text:c="2"/>TN: <text:span text:style-name="T9">0</text:span></text:p>
            <text:p text:style-name="Table_20_Contents"/>
            <text:p text:style-name="P9">good <text:span text:style-name="T8">recall </text:span>and <text:span text:style-name="T9">less</text:span> precision.</text:p>
            <text:p text:style-name="P9"/>
            <text:p text:style-name="P9">Similarity: 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9">200</text:span> <text:s text:c="2"/>FN: <text:span text:style-name="T8">0</text:span></text:p>
            <text:p text:style-name="P38">FP: <text:span text:style-name="T9">50</text:span> <text:s text:c="2"/>TN: <text:span text:style-name="T9">0</text:span></text:p>
            <text:p text:style-name="P15"/>
            <text:p text:style-name="P14">good recall, much less precision</text:p>
            <text:p text:style-name="P10"/>
            <text:p text:style-name="P10">Similarity: </text:p>
          </table:table-cell>
        </table:table-row>
        <table:table-row>
          <table:table-cell table:style-name="Table1.A2" office:value-type="string">
            <text:p text:style-name="P17">1.<text:span text:style-name="T10">3</text:span></text:p>
          </table:table-cell>
          <table:table-cell table:style-name="Table1.A2" office:value-type="string">
            <text:p text:style-name="P18">Add while deleting events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1">50</text:span> <text:s text:c="2"/>FN: <text:span text:style-name="T8">0</text:span></text:p>
            <text:p text:style-name="P39">FP: <text:span text:style-name="T9">0</text:span> <text:s text:c="2"/>TN: <text:span text:style-name="T11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</table:table-row>
        <table:table-row>
          <table:table-cell table:style-name="Table1.A2" office:value-type="string">
            <text:p text:style-name="P17">1.<text:span text:style-name="T11">4</text:span></text:p>
          </table:table-cell>
          <table:table-cell table:style-name="Table1.A2" office:value-type="string">
            <text:p text:style-name="P18">change sequence to xo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1">10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1">100</text:span> <text:s text:c="2"/>FN: <text:span text:style-name="T8">0</text:span></text:p>
            <text:p text:style-name="P15">FP: <text:span text:style-name="T11">50</text:span> <text:s text:c="2"/>TN: <text:span text:style-name="T11">0</text:span></text:p>
            <text:p text:style-name="P15"/>
            <text:p text:style-name="P14">good recall, less precision</text:p>
            <text:p text:style-name="P10"/>
            <text:p text:style-name="P10">Similarity: <text:span text:style-name="T11">same like IM</text:span></text:p>
          </table:table-cell>
        </table:table-row>
        <table:table-row>
          <table:table-cell table:style-name="Table1.A2" office:value-type="string">
            <text:p text:style-name="P19">1.5</text:p>
          </table:table-cell>
          <table:table-cell table:style-name="Table1.A2" office:value-type="string">
            <text:p text:style-name="P19">Change sequence order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<text:span text:style-name="T12">0</text:span> <text:s text:c="2"/>TN: <text:span text:style-name="T12">50</text:span></text:p>
            <text:p text:style-name="P15"/>
            <text:p text:style-name="P14">good recall, good precision</text:p>
            <text:p text:style-name="P10"/>
            <text:p text:style-name="P10">Similarity: <text:span text:style-name="T11">same like IM</text:span></text:p>
          </table:table-cell>
        </table:table-row>
        <table:table-row>
          <table:table-cell table:style-name="Table1.A2" office:value-type="string">
            <text:p text:style-name="P19">1.6</text:p>
          </table:table-cell>
          <table:table-cell table:style-name="Table1.A2" office:value-type="string">
            <text:p text:style-name="P19">Sequence to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100</text:span> <text:s text:c="2"/>FN: <text:span text:style-name="T8">0</text:span></text:p>
            <text:p text:style-name="P13">FP: <text:span text:style-name="T11">0</text:span> <text:s text:c="2"/>TN: ?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2">100</text:span> <text:s text:c="2"/>FN: <text:span text:style-name="T8">0</text:span></text:p>
            <text:p text:style-name="P15">FP: ? <text:s text:c="2"/>TN: ??</text:p>
            <text:p text:style-name="P15"/>
            <text:p text:style-name="P14">good recall, less precision with more another behaviour</text:p>
            <text:p text:style-name="P10"/>
            <text:p text:style-name="P10">Similarity: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2.1</text:p>
          </table:table-cell>
          <table:table-cell table:style-name="Table1.A2" office:value-type="string">
            <text:p text:style-name="P20">Delete events from parall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2">50</text:span> <text:s text:c="2"/>FN: <text:span text:style-name="T8">0</text:span></text:p>
            <text:p text:style-name="P13">FP: <text:span text:style-name="T11">0</text:span> <text:s text:c="2"/>TN: <text:span text:style-name="T11">50</text:span></text:p>
            <text:p text:style-name="Table_20_Contents"/>
            <text:p text:style-name="P9">good <text:span text:style-name="T8">recall </text:span>and <text:span text:style-name="T11">good </text:span>precision.</text:p>
            <text:p text:style-name="P9"/>
            <text:p text:style-name="P9">Similarity: <text:span text:style-name="T12">reflect changes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2">50</text:span> <text:s text:c="2"/>FN: <text:span text:style-name="T8">0</text:span></text:p>
            <text:p text:style-name="P39">FP: ? <text:s text:c="2"/>TN: <text:span text:style-name="T12">50</text:span></text:p>
            <text:p text:style-name="P15"/>
            <text:p text:style-name="P14">good recall, but less precision with silent transition</text:p>
            <text:p text:style-name="P10"/>
            <text:p text:style-name="P10">Similarity: </text:p>
          </table:table-cell>
        </table:table-row>
        <table:table-row>
          <table:table-cell table:style-name="Table1.A2" office:value-type="string">
            <text:p text:style-name="P20">2.2.<text:span text:style-name="T14">1</text:span></text:p>
          </table:table-cell>
          <table:table-cell table:style-name="Table1.A2" office:value-type="string">
            <text:p text:style-name="P21">Add events to <text:soft-page-break/>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<text:soft-page-break/>TP: <text:span text:style-name="T12">150</text:span> <text:s text:c="2"/>FN: <text:span text:style-name="T8">0</text:span></text:p>
            <text:p text:style-name="P13">FP: <text:span text:style-name="T11">0</text:span> <text:s text:c="2"/>TN: <text:span text:style-name="T13">100</text:span></text:p>
            <text:p text:style-name="Table_20_Contents"/>
            <text:p text:style-name="P9">good <text:span text:style-name="T8">recall(when not seeing complete),??</text:span>and <text:span text:style-name="T11">goo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<text:soft-page-break/>TP: <text:span text:style-name="T12">150</text:span> <text:s text:c="2"/>FN: <text:span text:style-name="T8">0</text:span></text:p>
            <text:p text:style-name="P15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pan text:style-name="T13">try to add events into one branch, but not on parallel relation.</text:span></text:p>
          </table:table-cell>
        </table:table-row>
        <table:table-row>
          <table:table-cell table:style-name="Table1.A2" office:value-type="string">
            <text:p text:style-name="P20">2.<text:span text:style-name="T14">2.2</text:span></text:p>
          </table:table-cell>
          <table:table-cell table:style-name="Table1.A2" office:value-type="string">
            <text:p text:style-name="P22">Add events to parallel at different positions, before, middle and end while giving original parallel relation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300</text:span> <text:s text:c="2"/>FN: <text:span text:style-name="T8">0</text:span></text:p>
            <text:p text:style-name="P37">FP: <text:span text:style-name="T14">100</text:span> <text:s text:c="2"/>TN: <text:span text:style-name="T14">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3">traces incomplete, then deviate from original model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4">300</text:span> <text:s text:c="2"/>FN: <text:span text:style-name="T8">0</text:span></text:p>
            <text:p text:style-name="P38">FP: <text:span text:style-name="T13">100</text:span> <text:s text:c="2"/>TN: <text:span text:style-name="T13">0</text:span></text:p>
            <text:p text:style-name="P15"/>
            <text:p text:style-name="P14">good recall, less precision with more <text:s/>behavior</text:p>
            <text:p text:style-name="P10"/>
            <text:p text:style-name="P11">Similarity: 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</table:table-row>
        <table:table-row>
          <table:table-cell table:style-name="Table1.A2" office:value-type="string">
            <text:p text:style-name="P22">2.2.3</text:p>
          </table:table-cell>
          <table:table-cell table:style-name="Table1.A2" office:value-type="string">
            <text:p text:style-name="P22">Add events to parallel at different positions, before, middle and end while giving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4">150</text:span> <text:s text:c="2"/>FN: <text:span text:style-name="T8">0</text:span></text:p>
            <text:p text:style-name="P37">FP: <text:span text:style-name="T15">50</text:span> <text:s text:c="2"/>TN: <text:span text:style-name="T15">50</text:span></text:p>
            <text:p text:style-name="Table_20_Contents"/>
            <text:p text:style-name="P9">good <text:span text:style-name="T8">recall, but bad </text:span>precision.</text:p>
            <text:p text:style-name="P9"/>
            <text:p text:style-name="P9">Similarity: <text:span text:style-name="T15">create sequence relation, not care about the original model</text:span></text:p>
            <text:p text:style-name="P9"/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150</text:span> <text:s text:c="2"/>FN: <text:span text:style-name="T8">0</text:span></text:p>
            <text:p text:style-name="P38">FP: <text:span text:style-name="T15">50</text:span> <text:s text:c="2"/>TN: <text:span text:style-name="T15">5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</table:table-row>
        <table:table-row>
          <table:table-cell table:style-name="Table1.A2" office:value-type="string">
            <text:p text:style-name="P23">2.2.4</text:p>
          </table:table-cell>
          <table:table-cell table:style-name="Table1.A2" office:value-type="string">
            <text:p text:style-name="P14">add event in parallel while adding other events in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2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200</text:span> <text:s text:c="2"/>FN: <text:span text:style-name="T8">0</text:span></text:p>
            <text:p text:style-name="P15">FP: <text:span text:style-name="T15">100 </text:span><text:s/>TN: <text:span text:style-name="T15">0</text:span></text:p>
            <text:p text:style-name="P15"/>
            <text:p text:style-name="P14">good recall, 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duplicate and silent transition but not in total parallel relation</text:p>
            <text:p text:style-name="P23">much complex</text:p>
          </table:table-cell>
        </table:table-row>
        <table:table-row>
          <table:table-cell table:style-name="Table1.A2" office:value-type="string">
            <text:p text:style-name="P23">2.2.5</text:p>
          </table:table-cell>
          <table:table-cell table:style-name="Table1.A2" office:value-type="string">
            <text:p text:style-name="P23">Add events while deleting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good to old model</text:span></text:p>
            <text:p text:style-name="P9"/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39">FP: <text:span text:style-name="T15">0 </text:span><text:s text:c="4"/>TN: <text:span text:style-name="T15">100</text:span></text:p>
            <text:p text:style-name="P15"/>
            <text:p text:style-name="P14">good recall, <text:span text:style-name="T15">in confusion matrix, it has good result, but in model still </text:span>less precision with more <text:s/>behavior</text:p>
            <text:p text:style-name="P10"/>
            <text:p text:style-name="P10">Similarity: <text:s/><text:span text:style-name="T15">keep parallel relation</text:span></text:p>
            <text:p text:style-name="P22">try to add events to branches, using <text:soft-page-break/>duplicate and silent transition but not in total parallel relation</text:p>
            <text:p text:style-name="P23">much complex</text:p>
          </table:table-cell>
        </table:table-row>
        <table:table-row>
          <table:table-cell table:style-name="Table1.A2" office:value-type="string">
            <text:p text:style-name="P23">2.3</text:p>
          </table:table-cell>
          <table:table-cell table:style-name="Table1.A2" office:value-type="string">
            <text:p text:style-name="P14">parallel to exclusive choi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100</text:span> <text:s text:c="2"/>FN: <text:span text:style-name="T8">0</text:span></text:p>
            <text:p text:style-name="P13">FP: <text:span text:style-name="T15">0</text:span> <text:s/>TN: <text:span text:style-name="T15">10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100</text:span> <text:s text:c="2"/>FN: <text:span text:style-name="T8">0</text:span></text:p>
            <text:p text:style-name="P15">FP: <text:span text:style-name="T15">100 </text:span><text:s text:c="4"/>TN: <text:span text:style-name="T15">0</text:span></text:p>
            <text:p text:style-name="P15"/>
            <text:p text:style-name="P14">good recall, <text:span text:style-name="T15">less precision</text:span></text:p>
            <text:p text:style-name="P10"/>
            <text:p text:style-name="P10">Similarity: <text:s/><text:span text:style-name="T15">keep parallel relation..</text:span></text:p>
          </table:table-cell>
        </table:table-row>
        <table:table-row>
          <table:table-cell table:style-name="Table1.A2" office:value-type="string">
            <text:p text:style-name="P23">2.4</text:p>
          </table:table-cell>
          <table:table-cell table:style-name="Table1.A2" office:value-type="string">
            <text:p text:style-name="P23">Change parallel to sequence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0</text:span> <text:s text:c="2"/>FN: <text:span text:style-name="T8">0</text:span></text:p>
            <text:p text:style-name="P13">FP: <text:span text:style-name="T15">0</text:span> <text:s/>TN: <text:span text:style-name="T15">50</text:span>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pan text:style-name="T15">new model which is what we expect..</text:span>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50</text:span> <text:s text:c="2"/>FN: <text:span text:style-name="T8">0</text:span></text:p>
            <text:p text:style-name="P39">FP: <text:span text:style-name="T15">0 </text:span><text:s text:c="4"/>TN: <text:span text:style-name="T15">50</text:span>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5">delete parallel relation, and create similar model like IM</text:span></text:p>
          </table:table-cell>
        </table:table-row>
        <table:table-row>
          <table:table-cell table:style-name="Table1.A2" office:value-type="string">
            <text:p text:style-name="P23">2.5</text:p>
          </table:table-cell>
          <table:table-cell table:style-name="Table1.A2" office:value-type="string">
            <text:p text:style-name="P23">Change parallel to sequence with overla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5">55</text:span> <text:s text:c="2"/>FN: <text:span text:style-name="T8">0</text:span></text:p>
            <text:p text:style-name="P37">FP: <text:span text:style-name="T16">55</text:span> <text:s/>TN: <text:span text:style-name="T15">0</text:span></text:p>
            <text:p text:style-name="Table_20_Contents"/>
            <text:p text:style-name="P23">it can’t see the distribution of ovelapped data and address the good ones</text:p>
            <text:p text:style-name="P9"/>
            <text:p text:style-name="P27">// but it is same situation when using the filtering?? </text:p>
            <text:p text:style-name="P25"/>
            <text:p text:style-name="P9">Similarity: <text:span text:style-name="T15">like old before</text:span>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5">55</text:span> <text:s text:c="2"/>FN: <text:span text:style-name="T8">0</text:span></text:p>
            <text:p text:style-name="P38">FP: <text:span text:style-name="T16">55</text:span> <text:s text:c="3"/>TN: <text:span text:style-name="T15">0</text:span></text:p>
            <text:p text:style-name="P15"/>
            <text:p text:style-name="P23">it can’t see the distribution of ovelapped data and address the good ones</text:p>
            <text:p text:style-name="P23"/>
            <text:p text:style-name="P23"/>
            <text:p text:style-name="P10"/>
            <text:p text:style-name="P10">Similarity: <text:span text:style-name="T15">keep same</text:span></text:p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8">3.1</text:p>
          </table:table-cell>
          <table:table-cell table:style-name="Table1.A2" office:value-type="string">
            <text:p text:style-name="P28">Add self loop to sequence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20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text:s/><text:span text:style-name="T17">with silent transition which can be removed from model..</text:span></text:p>
            <text:p text:style-name="P29"><text:span text:style-name="T18">remove non useful silent transition </text:span>?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7">200</text:span> <text:s text:c="2"/>FN: <text:span text:style-name="T8">0</text:span></text:p>
            <text:p text:style-name="P15">FP: <text:span text:style-name="T15">0 </text:span><text:s text:c="4"/>TN: ??</text:p>
            <text:p text:style-name="P15"/>
            <text:p text:style-name="P14">good recall, <text:span text:style-name="T15">good precision</text:span></text:p>
            <text:p text:style-name="P10"/>
            <text:p text:style-name="P10">Similarity: <text:span text:style-name="T17">similar model like IM</text:span></text:p>
          </table:table-cell>
        </table:table-row>
        <table:table-row>
          <table:table-cell table:style-name="Table1.A2" office:value-type="string">
            <text:p text:style-name="P29">3.<text:span text:style-name="T19">2</text:span></text:p>
          </table:table-cell>
          <table:table-cell table:style-name="Table1.A2" office:value-type="string">
            <text:p text:style-name="P14">delete loop but add duplicate events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29">can’t see the duplicate task, consider it as loop</text:p>
            <text:p text:style-name="P29"/>
            <text:p text:style-name="P9"><text:soft-page-break/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29">can’t see the duplicate task, consider it as loop</text:p>
            <text:p text:style-name="P29"><text:soft-page-break/></text:p>
            <text:p text:style-name="P12">Similarity: </text:p>
            <text:p text:style-name="P26">simple</text:p>
          </table:table-cell>
        </table:table-row>
        <table:table-row>
          <table:table-cell table:style-name="Table1.A2" office:value-type="string">
            <text:p text:style-name="P29">3.<text:span text:style-name="T20">3</text:span></text:p>
          </table:table-cell>
          <table:table-cell table:style-name="Table1.A2" office:value-type="string">
            <text:p text:style-name="P30"><text:span text:style-name="T20">change</text:span> sequence <text:span text:style-name="T20">to </text:span>2-length loop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1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good <text:span text:style-name="T8">recall, good </text:span>precision.</text:p>
            <text:p text:style-name="P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7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17">less precision allowing another behavior</text:span></text:p>
            <text:p text:style-name="P10"/>
            <text:p text:style-name="P10">Similarity: <text:span text:style-name="T17">keep original sequence and add loop at end</text:span></text:p>
            <text:p text:style-name="P29">complex</text:p>
          </table:table-cell>
        </table:table-row>
        <table:table-row>
          <table:table-cell table:style-name="Table1.A2" office:value-type="string">
            <text:p text:style-name="P31">3.<text:span text:style-name="T20">4.1</text:span></text:p>
          </table:table-cell>
          <table:table-cell table:style-name="Table1.A2" office:value-type="string">
            <text:p text:style-name="P14">delete <text:span text:style-name="T19">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17">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17">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29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</table:table-row>
        <table:table-row>
          <table:table-cell table:style-name="Table1.A2" office:value-type="string">
            <text:p text:style-name="P31">3.<text:span text:style-name="T20">4.2</text:span></text:p>
          </table:table-cell>
          <table:table-cell table:style-name="Table1.A2" office:value-type="string">
            <text:p text:style-name="P14">delete <text:span text:style-name="T20">events at end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29"/>
            <text:p text:style-name="P12">Similarity: <text:span text:style-name="T19">same like IM</text:span></text:p>
            <text:p text:style-name="P26">simple, <text:span text:style-name="T19">quite surprising about the result</text:span></text:p>
          </table:table-cell>
        </table:table-row>
        <table:table-row>
          <table:table-cell table:style-name="Table1.A2" office:value-type="string">
            <text:p text:style-name="P32">3.4.3</text:p>
          </table:table-cell>
          <table:table-cell table:style-name="Table1.A2" office:value-type="string">
            <text:p text:style-name="P14">delete <text:span text:style-name="T20">events in the middle in 2-len loop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19">10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39">FP: ??<text:span text:style-name="T15"> </text:span><text:s text:c="4"/>TN: <text:span text:style-name="T19">100</text:span></text:p>
            <text:p text:style-name="P15"/>
            <text:p text:style-name="P14">good recall, <text:span text:style-name="T19">good precision</text:span></text:p>
            <text:p text:style-name="P29"/>
            <text:p text:style-name="P12">Similarity: <text:span text:style-name="T20">better than IM but less silent transitions.</text:span></text:p>
            <text:p text:style-name="P26">simple, <text:span text:style-name="T19">quite surprising about the result</text:span></text:p>
          </table:table-cell>
        </table:table-row>
        <table:table-row>
          <table:table-cell table:style-name="Table1.A2" office:value-type="string">
            <text:p text:style-name="P32">3.5.1</text:p>
          </table:table-cell>
          <table:table-cell table:style-name="Table1.A2" office:value-type="string">
            <text:p text:style-name="P14">add events in the loop branch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150</text:span> <text:s text:c="2"/>FN: <text:span text:style-name="T8">0</text:span></text:p>
            <text:p text:style-name="P13">FP: <text:span text:style-name="T15">0</text:span> <text:s/>TN: <text:span text:style-name="T20">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0">1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good recall, <text:span text:style-name="T26">less precision</text:span><text:span text:style-name="T20"> with more behavior</text:span></text:p>
            <text:p text:style-name="P29"/>
            <text:p text:style-name="P12">Similarity: <text:span text:style-name="T21">keep original loop, add D in self loop</text:span></text:p>
          </table:table-cell>
        </table:table-row>
        <table:table-row>
          <table:table-cell table:style-name="Table1.A2" office:value-type="string">
            <text:p text:style-name="P32">3.5.2</text:p>
          </table:table-cell>
          <table:table-cell table:style-name="Table1.A2" office:value-type="string">
            <text:p text:style-name="P14">add events in parallel relation in the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0">250</text:span> <text:s text:c="2"/>FN: <text:span text:style-name="T8">0</text:span></text:p>
            <text:p text:style-name="P13">FP: <text:span text:style-name="T15">0</text:span> <text:s/>TN: ?</text:p>
            <text:p text:style-name="Table_20_Contents"/>
            <text:p text:style-name="P9"><text:soft-page-break/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0">250</text:span> <text:s text:c="2"/>FN: <text:span text:style-name="T8">0</text:span></text:p>
            <text:p text:style-name="P15">FP: ??<text:span text:style-name="T15"> </text:span><text:s text:c="4"/>TN: ?</text:p>
            <text:p text:style-name="P15"/>
            <text:p text:style-name="P14"><text:soft-page-break/>good recall, <text:span text:style-name="T26">less precision </text:span><text:span text:style-name="T20">with more behavior</text:span></text:p>
            <text:p text:style-name="P29"/>
            <text:p text:style-name="P12">Similarity: <text:span text:style-name="T21">keep original loop, <text:s/>add D in self loop</text:span></text:p>
          </table:table-cell>
        </table:table-row>
        <table:table-row>
          <table:table-cell table:style-name="Table1.A2" office:value-type="string">
            <text:p text:style-name="P33">3.6</text:p>
          </table:table-cell>
          <table:table-cell table:style-name="Table1.A2" office:value-type="string">
            <text:p text:style-name="P14">modify order in a loop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13">FP: <text:span text:style-name="T15">0</text:span> <text:s/>TN: <text:span text:style-name="T22">10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9">Similarity: </text:p>
            <text:p text:style-name="P23">simple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15">FP: ??<text:span text:style-name="T15"> </text:span><text:s text:c="4"/>TN: <text:span text:style-name="T22">100</text:span></text:p>
            <text:p text:style-name="P15"/>
            <text:p text:style-name="P14">good recall, <text:span text:style-name="T26">less precision</text:span><text:span text:style-name="T20"> with more behavior</text:span></text:p>
            <text:p text:style-name="P29"/>
            <text:p text:style-name="P12">Similarity: <text:span text:style-name="T21">keep original loop, <text:s/>add silent transition in loop to change order</text:span>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34">4.1</text:p>
          </table:table-cell>
          <table:table-cell table:style-name="Table1.A2" office:value-type="string">
            <text:p text:style-name="P14">add global dependency to model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37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29"/>
            <text:p text:style-name="P24"><text:s/>couldn’t see the global dependency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8">FP: <text:span text:style-name="T23">100</text:span> <text:s text:c="3"/>TN: <text:span text:style-name="T23">0</text:span></text:p>
            <text:p text:style-name="P15"/>
            <text:p text:style-name="P14">good recall, <text:span text:style-name="T26">less precision</text:span><text:span text:style-name="T20"> with more behavior</text:span></text:p>
            <text:p text:style-name="P29"/>
            <text:p text:style-name="P12"><text:s/>couldn’t see the global dependency</text:p>
          </table:table-cell>
        </table:table-row>
        <table:table-row>
          <table:table-cell table:style-name="Table1.A2" office:value-type="string">
            <text:p text:style-name="P35">4.2</text:p>
          </table:table-cell>
          <table:table-cell table:style-name="Table1.A2" office:value-type="string">
            <text:p text:style-name="P14"><text:span text:style-name="T23">Change </text:span>global dependency <text:span text:style-name="T23">structure</text:span>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2">100</text:span> <text:s text:c="2"/>FN: <text:span text:style-name="T8">0</text:span></text:p>
            <text:p text:style-name="P37">FP: <text:span text:style-name="T23">100</text:span> <text:s/>TN: </text:p>
            <text:p text:style-name="Table_20_Contents"/>
            <text:p text:style-name="P9">good <text:span text:style-name="T8">recall, less </text:span>precision.</text:p>
            <text:p text:style-name="P29"/>
            <text:p text:style-name="P24"><text:s/>couldn’t see the global dependency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2">100</text:span> <text:s text:c="2"/>FN: <text:span text:style-name="T8">0</text:span></text:p>
            <text:p text:style-name="P38">FP: <text:span text:style-name="T23">100</text:span>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29"/>
            <text:p text:style-name="P12"><text:s/>couldn’t see the global dependency, <text:span text:style-name="T23">couldn’t change sturcture</text:span></text:p>
          </table:table-cell>
        </table:table-row>
        <table:table-row>
          <table:table-cell table:style-name="Table1.A2" office:value-type="string">
            <text:p text:style-name="P35">4.3</text:p>
          </table:table-cell>
          <table:table-cell table:style-name="Table1.A2" office:value-type="string">
            <text:p text:style-name="P14"><text:span text:style-name="T23">delete </text:span>global dependency </text:p>
          </table:table-cell>
          <table:table-cell table:style-name="Table1.A2" office:value-type="string">
            <text:p text:style-name="Table_20_Contents"><text:span text:style-name="T1">New </text:span>Model: </text:p>
            <text:p text:style-name="P13">TP: <text:span text:style-name="T23">200</text:span> <text:s text:c="2"/>FN: <text:span text:style-name="T8">0</text:span></text:p>
            <text:p text:style-name="P13">FP: <text:span text:style-name="T23">0</text:span> <text:s/>TN: <text:span text:style-name="T23">0</text:span></text:p>
            <text:p text:style-name="Table_20_Contents"/>
            <text:p text:style-name="P9">good <text:span text:style-name="T8">recall, good </text:span>precision.</text:p>
            <text:p text:style-name="P29"/>
            <text:p text:style-name="P24"><text:s/>couldn’t see the global dependency</text:p>
          </table:table-cell>
          <table:table-cell table:style-name="Table1.D2" office:value-type="string">
            <text:p text:style-name="P15"><text:span text:style-name="T1">New </text:span>Model: </text:p>
            <text:p text:style-name="P15">TP: <text:span text:style-name="T23">200</text:span> <text:s text:c="2"/>FN: <text:span text:style-name="T8">0</text:span></text:p>
            <text:p text:style-name="P15">FP: ?? <text:s text:c="3"/>TN: <text:span text:style-name="T23">0</text:span></text:p>
            <text:p text:style-name="P15"/>
            <text:p text:style-name="P14">good recall, <text:span text:style-name="T20">less precision with more behavior</text:span></text:p>
            <text:p text:style-name="P29"/>
            <text:p text:style-name="P12"><text:s/>couldn’t see the global dependency</text:p>
          </table:table-cell>
        </table:table-row>
      </table:table>
      <text:p text:style-name="Standard"/>
      <text:p text:style-name="Standard"/>
      <text:p text:style-name="P5">From above experiments, we can see:</text:p>
      <text:p text:style-name="P5"/>
      <text:p text:style-name="P36">Performance side for non-overlap data: </text:p>
      <text:p text:style-name="P2"><text:span text:style-name="T7"><text:tab/></text:span><text:span text:style-name="T2">True Positive:</text:span><text:span text:style-name="T3"> </text:span><text:span text:style-name="T4"><text:s/>two methods try to fit it well.</text:span></text:p>
      <text:p text:style-name="P1"><text:span text:style-name="T7"><text:tab/></text:span><text:span text:style-name="T5">True Negative:</text:span><text:span text:style-name="T6"> </text:span></text:p>
      <text:p text:style-name="P1"><text:span text:style-name="T7"><text:tab/></text:span><text:span text:style-name="T5">False Positive:</text:span></text:p>
      <text:p text:style-name="P1"><text:soft-page-break/><text:span text:style-name="T7"><text:tab/></text:span><text:span text:style-name="T5">False Negative</text:span><text:span text:style-name="T2">:</text:span></text:p>
      <text:p text:style-name="P3">Overlapped data</text:p>
      <text:p text:style-name="P4">Overlap traces, using positive, model has</text:p>
      <text:p text:style-name="P4">Overlap traces, using complement positive, model </text:p>
      <text:p text:style-name="P4">(few data, then high precision lower accuracy and F1-score), </text:p>
      <text:p text:style-name="P4">more data, ? How’s the result??? </text:p>
      <text:p text:style-name="P3">Data With noise (unfit traces) </text:p>
      <text:p text:style-name="P5"/>
      <text:p text:style-name="P6">Should we create some coordinate to present the results, for recall, precision parts and other values?? </text:p>
      <text:p text:style-name="P6">and then we see that different cases, but always that, inductive miner has higher recall and precision than repair model, but for similarity side, not like this.. </text:p>
      <text:p text:style-name="P6">How to compare the similarity distance ??</text:p>
      <text:p text:style-name="P7">Don’t want to do more tests, that also what I want, but now having a lot of problems, worthy it?? Must use more times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_5f_1" style:display-name="Object with no fill and no line_1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3:37.016088136</meta:creation-date>
    <dc:date>2018-09-11T15:55:12.026971886</dc:date>
    <meta:editing-duration>PT3H13M13S</meta:editing-duration>
    <meta:editing-cycles>22</meta:editing-cycles>
    <meta:generator>LibreOffice/6.0.3.2$Linux_X86_64 LibreOffice_project/00m0$Build-2</meta:generator>
    <meta:document-statistic meta:table-count="1" meta:image-count="0" meta:object-count="0" meta:page-count="7" meta:paragraph-count="458" meta:word-count="1885" meta:character-count="10462" meta:non-whitespace-character-count="8631"/>
  </office:meta>
</office:document-meta>
</file>